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80000008023323AEE76C2CBE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fcda" officeooo:paragraph-rsid="001cfcda"/>
    </style:style>
    <style:style style:name="P2" style:family="paragraph" style:parent-style-name="Standard" style:list-style-name="L1">
      <style:text-properties officeooo:rsid="001cfcda" officeooo:paragraph-rsid="001dd37e"/>
    </style:style>
    <style:style style:name="P3" style:family="paragraph" style:parent-style-name="Standard" style:list-style-name="L2">
      <style:text-properties officeooo:rsid="001cfcda" officeooo:paragraph-rsid="001cfcda"/>
    </style:style>
    <style:style style:name="P4" style:family="paragraph" style:parent-style-name="Standard" style:list-style-name="L4">
      <style:text-properties officeooo:rsid="001cfcda" officeooo:paragraph-rsid="001cfcda"/>
    </style:style>
    <style:style style:name="P5" style:family="paragraph" style:parent-style-name="Standard" style:list-style-name="L3">
      <style:text-properties officeooo:paragraph-rsid="001cfcda"/>
    </style:style>
    <style:style style:name="P6" style:family="paragraph" style:parent-style-name="Standard" style:list-style-name="L5">
      <style:text-properties officeooo:rsid="001dd37e" officeooo:paragraph-rsid="001dd37e"/>
    </style:style>
    <style:style style:name="P7" style:family="paragraph" style:parent-style-name="Standard">
      <style:text-properties fo:font-size="6pt" style:font-size-asian="5.25pt" style:font-size-complex="6pt"/>
    </style:style>
    <style:style style:name="P8" style:family="paragraph" style:parent-style-name="Standard">
      <style:text-properties fo:font-size="6pt" officeooo:rsid="001cfcda" officeooo:paragraph-rsid="001cfcda" style:font-size-asian="5.25pt" style:font-size-complex="6pt"/>
    </style:style>
    <style:style style:name="T1" style:family="text">
      <style:text-properties officeooo:rsid="001dd37e"/>
    </style:style>
    <style:style style:name="T2" style:family="text">
      <style:text-properties officeooo:rsid="001fae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width="6.9252in" svg:height="0.8201in" draw:z-index="0"><draw:image xlink:href="Pictures/10000000000004380000008023323AEE76C2CBE3.png" xlink:type="simple" xlink:show="embed" xlink:actuate="onLoad"/></draw:frame></text:p>
      <text:h text:style-name="Heading_20_2" text:outline-level="2">Twitter chat cheat sheet</text:h>
      <text:h text:style-name="Heading_20_3" text:outline-level="3">Phase 1 – Preparation</text:h>
      <text:list xml:id="list6996020160354536995" text:style-name="L3">
        <text:list-item>
          <text:p text:style-name="P5"><text:span text:style-name="T1">Select #Hashtag</text:span></text:p>
        </text:list-item>
      </text:list>
      <text:list xml:id="list1333668230604639447" text:style-name="L1">
        <text:list-item>
          <text:p text:style-name="P2"><text:span text:style-name="T1">Select d</text:span>ate<text:span text:style-name="T1">(s), time(s), t</text:span>opic(s) </text:p>
        </text:list-item>
        <text:list-item>
          <text:p text:style-name="P1">Select and invite guests</text:p>
        </text:list-item>
        <text:list-item>
          <text:p text:style-name="P1"><text:span text:style-name="T1">Create l</text:span>anding page</text:p>
        </text:list-item>
        <text:list-item>
          <text:p text:style-name="P1">C<text:span text:style-name="T1">reate c</text:span>alendar invites</text:p>
        </text:list-item>
        <text:list-item>
          <text:p text:style-name="P1">Configure reporting</text:p>
        </text:list-item>
        <text:list-item>
          <text:p text:style-name="P1">Announce chat(s)</text:p>
        </text:list-item>
        <text:list-item>
          <text:p text:style-name="P1">Draft promotion Tweets</text:p>
        </text:list-item>
        <text:list-item>
          <text:p text:style-name="P1">Draft intro / closing scripts</text:p>
        </text:list-item>
        <text:list-item>
          <text:p text:style-name="P1">Finalize event questions</text:p>
        </text:list-item>
        <text:list-item>
          <text:p text:style-name="P1">Prepare Twitter cards</text:p>
        </text:list-item>
        <text:list-item>
          <text:p text:style-name="P1">Send prep email to guests</text:p>
        </text:list-item>
      </text:list>
      <text:p text:style-name="P8"/>
      <text:h text:style-name="Heading_20_3" text:outline-level="3">Phase 2 – Execution</text:h>
      <text:list xml:id="list7348010666802871022" text:style-name="L2">
        <text:list-item>
          <text:p text:style-name="P3">Day of promotions</text:p>
          <text:list>
            <text:list-item>
              <text:p text:style-name="P3"><text:span text:style-name="T2">Publish a</text:span>nnouncement post</text:p>
            </text:list-item>
            <text:list-item>
              <text:p text:style-name="P3"><text:span text:style-name="T2">Monitor s</text:span>cheduled Tweets</text:p>
            </text:list-item>
          </text:list>
        </text:list-item>
        <text:list-item>
          <text:p text:style-name="P3">Pre-event prep</text:p>
          <text:list>
            <text:list-item>
              <text:p text:style-name="P3">Gather in the command center</text:p>
            </text:list-item>
            <text:list-item>
              <text:p text:style-name="P3">Dial-in to video / conference line</text:p>
            </text:list-item>
          </text:list>
        </text:list-item>
        <text:list-item>
          <text:p text:style-name="P3">Host the event</text:p>
          <text:list>
            <text:list-item>
              <text:p text:style-name="P3">Run intro script</text:p>
            </text:list-item>
            <text:list-item>
              <text:p text:style-name="P3">Take selfies</text:p>
            </text:list-item>
            <text:list-item>
              <text:p text:style-name="P3">Send questions</text:p>
            </text:list-item>
            <text:list-item>
              <text:p text:style-name="P3">Run closing scripts</text:p>
            </text:list-item>
          </text:list>
        </text:list-item>
      </text:list>
      <text:p text:style-name="P8"/>
      <text:h text:style-name="Heading_20_3" text:outline-level="3">Phase 3 – Conclusion</text:h>
      <text:list xml:id="list2486822539598036693" text:style-name="L4">
        <text:list-item>
          <text:p text:style-name="P4">Collect metrics</text:p>
        </text:list-item>
        <text:list-item>
          <text:p text:style-name="P4">Create content</text:p>
        </text:list-item>
        <text:list-item>
          <text:p text:style-name="P4">Send thank you <text:span text:style-name="T2">emails</text:span></text:p>
        </text:list-item>
      </text:list>
      <text:p text:style-name="P8"/>
      <text:h text:style-name="Heading_20_3" text:outline-level="3">Connect</text:h>
      <text:list xml:id="list55188881489203996" text:style-name="L5">
        <text:list-item>
          <text:p text:style-name="P6"><text:a xlink:type="simple" xlink:href="http://opensource.com/" text:style-name="Internet_20_link" text:visited-style-name="Visited_20_Internet_20_Link">http://opensource.com</text:a></text:p>
        </text:list-item>
        <text:list-item>
          <text:p text:style-name="P6">Twitter: @opensourceway @openorgbook</text:p>
        </text:list-item>
        <text:list-item>
          <text:p text:style-name="P6"><text:a xlink:type="simple" xlink:href="mailto:open@opensource.com" text:style-name="Internet_20_link" text:visited-style-name="Visited_20_Internet_20_Link">open@opensource.com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ibbets</meta:initial-creator>
    <meta:creation-date>2016-11-17T09:32:40.928262363</meta:creation-date>
    <dc:date>2016-11-17T09:50:16.314767425</dc:date>
    <dc:creator>Jason Hibbets</dc:creator>
    <meta:editing-duration>PT7M24S</meta:editing-duration>
    <meta:editing-cycles>2</meta:editing-cycles>
    <meta:generator>LibreOffice/5.1.6.2.0$Linux_X86_64 LibreOffice_project/10$Build-2</meta:generator>
    <meta:printed-by>Jason Hibbets</meta:printed-by>
    <meta:print-date>2016-11-17T09:46:45.711668976</meta:print-date>
    <meta:document-statistic meta:table-count="0" meta:image-count="1" meta:object-count="0" meta:page-count="1" meta:paragraph-count="34" meta:word-count="130" meta:character-count="735" meta:non-whitespace-character-count="663"/>
  </office:meta>
</office:document-meta>
</file>